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Num. Points</text:p>
          </table:table-cell>
          <table:table-cell office:value-type="string" calcext:value-type="string">
            <text:p>seconds per 100 batches</text:p>
          </table:table-cell>
          <table:table-cell office:value-type="string" calcext:value-type="string">
            <text:p>points per seco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12" calcext:value-type="float">
            <text:p>12</text:p>
          </table:table-cell>
          <table:table-cell table:formula="of:=FLOOR(100*[.A2]*[.B2]/[.C2])" office:value-type="float" office:value="546133" calcext:value-type="float">
            <text:p>5461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8" calcext:value-type="float">
            <text:p>18</text:p>
          </table:table-cell>
          <table:table-cell table:formula="of:=FLOOR(100*[.A3]*[.B3]/[.C3])" office:value-type="float" office:value="728177" calcext:value-type="float">
            <text:p>7281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25" calcext:value-type="float">
            <text:p>125</text:p>
          </table:table-cell>
          <table:table-cell table:formula="of:=FLOOR(100*[.A4]*[.B4]/[.C4])" office:value-type="float" office:value="838860" calcext:value-type="float">
            <text:p>83886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260" calcext:value-type="float">
            <text:p>260</text:p>
          </table:table-cell>
          <table:table-cell table:formula="of:=FLOOR(100*[.A5]*[.B5]/[.C5])" office:value-type="float" office:value="806596" calcext:value-type="float">
            <text:p>806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table:formula="of:=FLOOR(100*[.A6]*[.B6]/[.C6])" office:value-type="float" office:value="117028" calcext:value-type="float">
            <text:p>1170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FLOOR(100*[.A7]*[.B7]/[.C7])" office:value-type="float" office:value="163840" calcext:value-type="float">
            <text:p>1638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65" calcext:value-type="float">
            <text:p>65</text:p>
          </table:table-cell>
          <table:table-cell table:formula="of:=FLOOR(100*[.A8]*[.B8]/[.C8])" office:value-type="float" office:value="201649" calcext:value-type="float">
            <text:p>2016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40" calcext:value-type="float">
            <text:p>140</text:p>
          </table:table-cell>
          <table:table-cell table:formula="of:=FLOOR(100*[.A9]*[.B9]/[.C9])" office:value-type="float" office:value="187245" calcext:value-type="float">
            <text:p>187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21:14:21.652112651</meta:creation-date>
    <dc:date>2025-10-20T21:23:39.810144034</dc:date>
    <meta:editing-duration>PT9M19S</meta:editing-duration>
    <meta:editing-cycles>1</meta:editing-cycles>
    <meta:document-statistic meta:table-count="1" meta:cell-count="36" meta:object-count="0"/>
    <meta:generator>LibreOffice/7.3.7.2$Linux_X86_64 LibreOffice_project/30$Build-2</meta:generator>
  </office:meta>
</office:document-meta>
</file>